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codig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4.344cm"/>
    </style:style>
    <style:style style:name="co3" style:family="table-column">
      <style:table-column-properties fo:break-before="auto" style:column-width="6.237cm"/>
    </style:style>
    <style:style style:name="co4" style:family="table-column">
      <style:table-column-properties fo:break-before="auto" style:column-width="7.13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75cm"/>
    </style:style>
    <style:style style:name="ro1" style:family="table-row">
      <style:table-row-properties style:row-height="0.5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4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ro5" style:family="table-row">
      <style:table-row-properties style:row-height="0.568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50938a" style:text-align-source="fix" style:repeat-content="false" fo:wrap-option="wrap" fo:border-left="1.5pt solid #000000" fo:border-right="1.5pt solid #000000" fo:border-top="1.5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fo:background-color="#50938a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order-bottom="0.74pt solid #000000" fo:background-color="#50938a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dee7e5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ackground-color="#dee7e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fo:color="#000000" style:font-name="Liberation Serif" style:font-name-asian="Segoe UI" style:font-name-complex="Tahoma"/>
    </style:style>
    <style:style style:name="ce12" style:family="table-cell" style:parent-style-name="Default">
      <style:table-cell-properties fo:border-bottom="0.74pt solid #000000" fo:background-color="#dee7e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order-bottom="1.5pt solid #000000" fo:background-color="#dee7e5" style:text-align-source="fix" style:repeat-content="false" fo:border-left="1.5pt solid #000000" fo:border-right="1.5pt solid #000000" fo:border-top="0.74pt solid #000000" style:vertical-align="middle"/>
      <style:paragraph-properties fo:text-align="center" fo:margin-left="0cm"/>
      <style:text-properties fo:color="#000000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fo:background-color="#50938a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fo:background-color="#50938a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fo:background-color="#50938a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fo:background-color="#dee7e5" style:text-align-source="fix" style:repeat-content="false" fo:border="0.74pt solid #000000" style:vertical-align="middle"/>
      <style:paragraph-properties fo:text-align="center" fo:margin-left="0cm"/>
      <style:text-properties fo:color="#000000" style:font-name="Liberation Serif" style:font-name-asian="Segoe UI" style:font-name-complex="Tahoma"/>
    </style:style>
    <style:style style:name="ce31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order-bottom="1.5pt solid #000000" fo:background-color="#dee7e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order-bottom="0.74pt solid #000000" fo:background-color="#50938a" fo:border-left="0.74pt solid #000000" fo:border-right="0.74pt solid #000000" fo:border-top="1.5pt solid #000000"/>
      <style:text-properties fo:color="#ffffff"/>
    </style:style>
    <style:style style:name="ce34" style:family="table-cell" style:parent-style-name="Default">
      <style:table-cell-properties fo:background-color="#50938a" fo:border="0.74pt solid #000000"/>
      <style:text-properties fo:color="#ffffff"/>
    </style:style>
    <style:style style:name="ce35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ackground-color="#dee7e5" fo:border="0.74pt solid #000000"/>
      <style:text-properties fo:color="#000000" style:font-name="Liberation Serif" style:font-name-asian="Segoe UI" style:font-name-complex="Tahoma"/>
    </style:style>
    <style:style style:name="ce38" style:family="table-cell" style:parent-style-name="Default">
      <style:table-cell-properties fo:background-color="#dee7e5" fo:border="0.74pt solid #000000"/>
      <style:text-properties fo:color="#000000"/>
    </style:style>
    <style:style style:name="ce39" style:family="table-cell" style:parent-style-name="Default">
      <style:table-cell-properties fo:border-bottom="1.5pt solid #000000" fo:background-color="#dee7e5" fo:border-left="0.74pt solid #000000" fo:border-right="0.74pt solid #000000" fo:border-top="0.74pt solid #000000"/>
      <style:text-properties fo:color="#000000"/>
    </style:style>
    <style:style style:name="ce7" style:family="table-cell" style:parent-style-name="Default" style:data-style-name="N0"/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/>
    <style:style style:name="ce43" style:family="table-cell" style:parent-style-name="Default">
      <style:table-cell-properties fo:border-bottom="0.74pt solid #000000" fo:background-color="#50938a" fo:border-left="0.74pt solid #000000" fo:border-right="1.5pt solid #000000" fo:border-top="1.5pt solid #000000"/>
      <style:text-properties fo:color="#ffffff"/>
    </style:style>
    <style:style style:name="ce44" style:family="table-cell" style:parent-style-name="Default">
      <style:table-cell-properties fo:border-bottom="0.74pt solid #000000" fo:background-color="#50938a" fo:border-left="0.74pt solid #000000" fo:border-right="1.5pt solid #000000" fo:border-top="0.74pt solid #000000"/>
      <style:text-properties fo:color="#ffffff"/>
    </style:style>
    <style:style style:name="ce45" style:family="table-cell" style:parent-style-name="Default">
      <style:table-cell-properties fo:border-bottom="0.74pt solid #000000" fo:background-color="#50938a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47" style:family="table-cell" style:parent-style-name="Default">
      <style:table-cell-properties fo:border-bottom="0.74pt solid #000000" fo:background-color="#dee7e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color="#000000"/>
    </style:style>
    <style:style style:name="ce48" style:family="table-cell" style:parent-style-name="Default">
      <style:table-cell-properties fo:border-bottom="0.74pt solid #000000" fo:background-color="#dee7e5" fo:border-left="0.74pt solid #000000" fo:border-right="1.5pt solid #000000" fo:border-top="0.74pt solid #000000"/>
      <style:text-properties fo:color="#000000"/>
    </style:style>
    <style:style style:name="ce49" style:family="table-cell" style:parent-style-name="Default">
      <style:table-cell-properties fo:border-bottom="1.5pt solid #000000" fo:background-color="#dee7e5" fo:border-left="0.74pt solid #000000" fo:border-right="1.5pt solid #000000" fo:border-top="0.74pt solid #000000"/>
      <style:text-properties fo:color="#000000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fo:background-color="#81aca6" loext:decorative="false"/>
    </style:style>
    <style:style style:name="gr2" style:family="graphic" style:parent-style-name="Default">
      <style:graphic-properties draw:textarea-vertical-align="middle" fo:background-color="#ffffff" loext:decorative="false"/>
      <style:paragraph-properties fo:text-align="center"/>
      <style:text-properties fo:color="#158466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Entrada" table:style-name="ta1" table:print-ranges="Entrada.A3:Entrada.D1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de pressão 1" form:control-implementation="ooo:com.sun.star.form.component.CommandButton" xml:id="control1" form:id="control1" form:label="Atualizar Dado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dexte/AppData/Local/Temp/lu114284ggff.tmp/0.ods/content.xml"/>
              </form:properties>
              <office:event-listeners>
                <script:event-listener script:language="ooo:script" script:event-name="form:performaction" xlink:href="vnd.sun.star.script:Standard.codigo.AdicionarComSoma?language=Basic&amp;location=document" xlink:type="simple"/>
              </office:event-listeners>
            </form:button>
            <form:checkbox form:name="Caixa de seleção 24" form:control-implementation="ooo:com.sun.star.form.component.CheckBox" xml:id="control2" form:id="control2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23" form:control-implementation="ooo:com.sun.star.form.component.CheckBox" xml:id="control3" form:id="control3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22" form:control-implementation="ooo:com.sun.star.form.component.CheckBox" xml:id="control4" form:id="control4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21" form:control-implementation="ooo:com.sun.star.form.component.CheckBox" xml:id="control5" form:id="control5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20" form:control-implementation="ooo:com.sun.star.form.component.CheckBox" xml:id="control6" form:id="control6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19" form:control-implementation="ooo:com.sun.star.form.component.CheckBox" xml:id="control7" form:id="control7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18" form:control-implementation="ooo:com.sun.star.form.component.CheckBox" xml:id="control8" form:id="control8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17" form:control-implementation="ooo:com.sun.star.form.component.CheckBox" xml:id="control9" form:id="control9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16" form:control-implementation="ooo:com.sun.star.form.component.CheckBox" xml:id="control10" form:id="control10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15" form:control-implementation="ooo:com.sun.star.form.component.CheckBox" xml:id="control11" form:id="control11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14" form:control-implementation="ooo:com.sun.star.form.component.CheckBox" xml:id="control12" form:id="control12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13" form:control-implementation="ooo:com.sun.star.form.component.CheckBox" xml:id="control13" form:id="control13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12" form:control-implementation="ooo:com.sun.star.form.component.CheckBox" xml:id="control14" form:id="control14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11" form:control-implementation="ooo:com.sun.star.form.component.CheckBox" xml:id="control15" form:id="control15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10" form:control-implementation="ooo:com.sun.star.form.component.CheckBox" xml:id="control16" form:id="control16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9" form:control-implementation="ooo:com.sun.star.form.component.CheckBox" xml:id="control17" form:id="control17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8" form:control-implementation="ooo:com.sun.star.form.component.CheckBox" xml:id="control18" form:id="control18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7" form:control-implementation="ooo:com.sun.star.form.component.CheckBox" xml:id="control19" form:id="control19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6" form:control-implementation="ooo:com.sun.star.form.component.CheckBox" xml:id="control20" form:id="control20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5" form:control-implementation="ooo:com.sun.star.form.component.CheckBox" xml:id="control21" form:id="control21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4" form:control-implementation="ooo:com.sun.star.form.component.CheckBox" xml:id="control22" form:id="control22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3" form:control-implementation="ooo:com.sun.star.form.component.CheckBox" xml:id="control23" form:id="control23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2" form:control-implementation="ooo:com.sun.star.form.component.CheckBox" xml:id="control24" form:id="control24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  <form:checkbox form:name="Caixa de seleção 1" form:control-implementation="ooo:com.sun.star.form.component.CheckBox" xml:id="control25" form:id="control25" form:label="Verificado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dexte/Desktop/Sem%20t%C3%ADtulo%201.ods/content.xml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CaixaVerde?language=Basic&amp;location=document" xlink:type="simple"/>
              </office:event-listeners>
            </form:checkbox>
          </form:form>
        </office:forms>
        <table:table-column table:style-name="co1" table:default-cell-style-name="ce22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VERGÊNCIA DE PRODUTOS </text:p>
          </table:table-cell>
          <table:covered-table-cell table:style-name="ce23"/>
          <table:covered-table-cell table:style-name="ce33"/>
          <table:covered-table-cell table:style-name="ce43"/>
          <table:table-cell table:number-columns-repeated="2"/>
          <table:table-cell office:value-type="string" calcext:value-type="string">
            <text:p>CODIGO =Sub AdicionarComSoma</text:p>
            <text:p>    Dim planilha As Object</text:p>
            <text:p>    Dim cel As Object</text:p>
            <text:p>    Dim codigo As String, qtdText As String</text:p>
            <text:p>    Dim i As Integer, novaQuantidade As Double</text:p>
            <text:p>    Dim codigoEncontrado As Boolean</text:p>
            <text:p>    </text:p>
            <text:p>    planilha = ThisComponent.Sheets(0)</text:p>
            <text:p>    </text:p>
            <text:p>    ' LER VALORES</text:p>
            <text:p>    codigo = Trim(planilha.getCellRangeByName("A4").String)</text:p>
            <text:p>    qtdText = Trim(planilha.getCellRangeByName("B4").String)</text:p>
            <text:p>    </text:p>
            <text:p>    ' VALIDAR</text:p>
            <text:p>    If codigo = "" Or qtdText = "" Then</text:p>
            <text:p>        MsgBox("Preencha código e quantidade!")</text:p>
            <text:p>        Exit Sub</text:p>
            <text:p>    End If</text:p>
            <text:p>    </text:p>
            <text:p>    ' CONVERTER QUANTIDADE</text:p>
            <text:p>    On Local Error GoTo Erro</text:p>
            <text:p>    novaQuantidade = CDbl(qtdText)</text:p>
            <text:p>    </text:p>
            <text:p>    ' PROCURAR CÓDIGO EXISTENTE</text:p>
            <text:p>    codigoEncontrado = False</text:p>
            <text:p>    i = 10</text:p>
            <text:p>    </text:p>
            <text:p>    Do While i &lt;= 200</text:p>
            <text:p>        cel = planilha.getCellByPosition(0, i)</text:p>
            <text:p>        </text:p>
            <text:p>        If cel.String = "" Then</text:p>
            <text:p>            ' CÉLULA VAZIA - ADICIONAR NOVO</text:p>
            <text:p>            planilha.getCellByPosition(0, i).String = codigo</text:p>
            <text:p>            planilha.getCellByPosition(1, i).String = CStr(novaQuantidade)</text:p>
            <text:p>            planilha.getCellByPosition(2, i).String = Now()</text:p>
            <text:p>            Exit Do</text:p>
            <text:p>        ElseIf cel.String = codigo Then</text:p>
            <text:p>            ' CÓDIGO ENCONTRADO - SOMAR</text:p>
            <text:p>            Dim qtdAtual As Double</text:p>
            <text:p>            qtdAtual = CDbl(planilha.getCellByPosition(1, i).String)</text:p>
            <text:p>            planilha.getCellByPosition(1, i).String = CStr(qtdAtual + novaQuantidade)</text:p>
            <text:p>            planilha.getCellByPosition(2, i).String = Now()</text:p>
            <text:p>            codigoEncontrado = True</text:p>
            <text:p>            Exit Do</text:p>
            <text:p>        End If</text:p>
            <text:p>        </text:p>
            <text:p>        i = i + 1</text:p>
            <text:p>    Loop</text:p>
            <text:p>    </text:p>
            <text:p>    ' LIMPAR CAMPOS</text:p>
            <text:p>    planilha.getCellRangeByName("A4").String = ""</text:p>
            <text:p>    planilha.getCellRangeByName("B4").String = ""</text:p>
            <text:p>    </text:p>
            <text:p>    If codigoEncontrado Then</text:p>
            <text:p>        MsgBox("Quantidade somada ao código " &amp; codigo)</text:p>
            <text:p>    Else</text:p>
            <text:p>        MsgBox("Novo código adicionado: " &amp; codigo)</text:p>
            <text:p>    End If</text:p>
            <text:p>    </text:p>
            <text:p>    Exit Sub</text:p>
            <text:p>    </text:p>
            <text:p>Erro:</text:p>
            <text:p>    MsgBox("Erro: Verifique se a quantidade é um número válido")</text:p>
            <text:p>End Sub</text:p>
            <text:p/>
          </table:table-cell>
        </table:table-row>
        <table:table-row table:style-name="ro2" table:visibility="collapse">
          <table:table-cell table:style-name="ce2"/>
          <table:table-cell table:style-name="ce24"/>
          <table:table-cell table:style-name="ce34"/>
          <table:table-cell table:style-name="ce44"/>
          <table:table-cell table:number-columns-repeated="3"/>
        </table:table-row>
        <table:table-row table:style-name="ro3">
          <table:table-cell table:style-name="ce3" office:value-type="string" calcext:value-type="string">
            <text:p>CÓDIGO </text:p>
          </table:table-cell>
          <table:table-cell table:style-name="ce25" office:value-type="string" calcext:value-type="string">
            <text:p>QUANTIDADE </text:p>
          </table:table-cell>
          <table:table-cell table:style-name="ce25" office:value-type="string" calcext:value-type="string">
            <text:p>DATA/HORA </text:p>
          </table:table-cell>
          <table:table-cell table:style-name="ce45" office:value-type="string" calcext:value-type="string">
            <text:p>AÇÕES </text:p>
          </table:table-cell>
          <table:table-cell table:number-columns-repeated="3"/>
        </table:table-row>
        <table:table-row table:style-name="ro2">
          <table:table-cell table:style-name="ce4" table:number-columns-spanned="1" table:number-rows-spanned="2"/>
          <table:table-cell table:style-name="ce26" table:number-columns-spanned="1" table:number-rows-spanned="2">
            <draw:control table:end-cell-address="Entrada.E5" table:end-x="0.002cm" table:end-y="0.432cm" draw:z-index="0" draw:name="Atualizar Dados" draw:style-name="gr1" draw:text-style-name="P1" svg:width="13.412cm" svg:height="0.872cm" svg:x="4.308cm" svg:y="0.012cm" draw:control="control1">
              <svg:title>Atualizar Dados</svg:title>
            </draw:control>
          </table:table-cell>
          <table:table-cell table:style-name="ce35" table:formula="of:=IF(AND([.A5]&lt;&gt;&quot;&quot;;[.B5]&lt;&gt;&quot;&quot;); NOW(); &quot;&quot;)" table:number-columns-spanned="2" table:number-rows-spanned="2">
            <text:p/>
          </table:table-cell>
          <table:covered-table-cell table:style-name="ce46"/>
          <table:table-cell table:number-columns-repeated="3"/>
        </table:table-row>
        <table:table-row table:style-name="ro2">
          <table:covered-table-cell table:style-name="ce4"/>
          <table:covered-table-cell table:style-name="ce26"/>
          <table:covered-table-cell table:style-name="ce36"/>
          <table:covered-table-cell table:style-name="ce46"/>
          <table:table-cell table:number-columns-repeated="3"/>
        </table:table-row>
        <table:table-row table:style-name="ro4">
          <table:table-cell table:style-name="ce6" office:value-type="string" calcext:value-type="string">
            <text:p>CÓDIGO </text:p>
          </table:table-cell>
          <table:table-cell table:style-name="ce28" office:value-type="string" calcext:value-type="string">
            <text:p>TOTAL</text:p>
          </table:table-cell>
          <table:table-cell table:style-name="ce28" office:value-type="string" calcext:value-type="string">
            <text:p>ÚLTIMAS ATUALIZAÇÃO </text:p>
          </table:table-cell>
          <table:table-cell table:style-name="ce47" office:value-type="string" calcext:value-type="string">
            <text:p>VERIFICADOS</text:p>
          </table:table-cell>
          <table:table-cell table:number-columns-repeated="3"/>
        </table:table-row>
        <table:table-row table:style-name="ro2" table:visibility="collapse">
          <table:table-cell table:style-name="ce11" table:formula="of:=IF(lin()-7&lt;COUNTIF([.$A$10:.$A$1000];&quot;&gt;0&quot;);INDEX([.$A$10:.$A$1000];SMALL(IF([.$A$10:.$A$1000]&lt;&gt;&quot;&quot;;lin([.$A$10:.$A$1000])-lin([.$A$10])+1);lin()-6));&quot;&quot;)" office:value-type="string" office:string-value="" calcext:value-type="error">
            <text:p>#NOME?</text:p>
          </table:table-cell>
          <table:table-cell table:style-name="ce30" table:formula="of:=IF([.A7]=&quot;&quot;;&quot;&quot;;SUMIF([.$A$10:.$A$1000];[.A7];[.$B$10:.$B$1000]))" office:value-type="string" office:string-value="" calcext:value-type="error">
            <text:p>#NOME?</text:p>
          </table:table-cell>
          <table:table-cell table:style-name="ce37" table:formula="of:=IF([.A7]=&quot;&quot;;&quot;&quot;;máx(IF([.$A$10:.$A$1000]=[.A7];[.$C$10:.$C$1000])))" office:value-type="string" office:string-value="" calcext:value-type="error">
            <text:p>#NOME?</text:p>
          </table:table-cell>
          <table:table-cell table:style-name="ce48"/>
          <table:table-cell table:number-columns-repeated="3"/>
        </table:table-row>
        <table:table-row table:style-name="ro2" table:visibility="collapse">
          <table:table-cell table:style-name="ce12"/>
          <table:table-cell table:style-name="ce31"/>
          <table:table-cell table:style-name="ce38"/>
          <table:table-cell table:style-name="ce48"/>
          <table:table-cell table:number-columns-repeated="3"/>
        </table:table-row>
        <table:table-row table:style-name="ro5">
          <table:table-cell table:style-name="ce13" office:value-type="string" calcext:value-type="string" table:number-columns-spanned="4" table:number-rows-spanned="1">
            <text:p>TABELA DE PRODUTOS</text:p>
          </table:table-cell>
          <table:covered-table-cell table:style-name="ce32"/>
          <table:covered-table-cell table:style-name="ce39"/>
          <table:covered-table-cell table:style-name="ce49"/>
          <table:table-cell table:number-columns-repeated="3"/>
        </table:table-row>
        <table:table-row table:style-name="ro2" table:visibility="collapse">
          <table:table-cell table:style-name="ce19" table:formula="of:=IF(INDEX([.$A$11:.$A$100];MATCH([.A11];[.$A$11:.$A$100];0))=[.A11];&quot;&quot;;[.A11])" office:value-type="string" office:string-value="" calcext:value-type="error">
            <text:p>#N/DISP</text:p>
          </table:table-cell>
          <table:table-cell table:style-name="ce19" table:formula="of:=IF([.A10]=&quot;&quot;;&quot;&quot;;SUMIF([.$A$11:.$A$100];[.A10];[.$B$11:.$B$100]))" office:value-type="string" office:string-value="" calcext:value-type="error">
            <text:p>#N/DISP</text:p>
          </table:table-cell>
          <table:table-cell table:style-name="ce7" table:formula="of:=IF([.A10]=&quot;&quot;;&quot;&quot;;máx(IF([.$A$11:.$A$100]=[.A10];[.$C$11:.$C$100])))" office:value-type="string" office:string-value="" calcext:value-type="error">
            <text:p>#N/DISP</text:p>
          </table:table-cell>
          <table:table-cell table:number-columns-repeated="4"/>
        </table:table-row>
        <table:table-row table:style-name="ro2">
          <table:table-cell table:style-name="ce20" table:number-columns-repeated="2"/>
          <table:table-cell table:style-name="ce8"/>
          <table:table-cell>
            <draw:control draw:z-index="1" draw:name="Controle 1" draw:style-name="gr2" draw:text-style-name="P2" svg:width="3.208cm" svg:height="0.365cm" svg:x="0.016cm" svg:y="0.003cm" draw:control="control25"/>
          </table:table-cell>
          <table:table-cell table:number-columns-repeated="3"/>
        </table:table-row>
        <table:table-row table:style-name="ro2">
          <table:table-cell table:style-name="ce20" table:number-columns-repeated="2"/>
          <table:table-cell table:style-name="ce9"/>
          <table:table-cell>
            <draw:control draw:z-index="2" draw:name="Controle 2" draw:style-name="gr2" draw:text-style-name="P2" svg:width="3.208cm" svg:height="0.365cm" svg:x="0.013cm" svg:y="0.006cm" draw:control="control2"/>
          </table:table-cell>
          <table:table-cell table:number-columns-repeated="3"/>
        </table:table-row>
        <table:table-row table:style-name="ro2">
          <table:table-cell table:style-name="ce20" table:number-columns-repeated="2"/>
          <table:table-cell table:style-name="ce9"/>
          <table:table-cell>
            <draw:control draw:z-index="4" draw:name="Controle 3" draw:style-name="gr2" draw:text-style-name="P2" svg:width="3.208cm" svg:height="0.365cm" svg:x="0.013cm" svg:y="0.006cm" draw:control="control3"/>
          </table:table-cell>
          <table:table-cell table:number-columns-repeated="3"/>
        </table:table-row>
        <table:table-row table:style-name="ro2">
          <table:table-cell table:style-name="ce20" table:number-columns-repeated="2"/>
          <table:table-cell table:style-name="ce9"/>
          <table:table-cell>
            <draw:control draw:z-index="6" draw:name="Controle 4" draw:style-name="gr2" draw:text-style-name="P2" svg:width="3.208cm" svg:height="0.365cm" svg:x="0.013cm" svg:y="0.005cm" draw:control="control4"/>
          </table:table-cell>
          <table:table-cell table:number-columns-repeated="3"/>
        </table:table-row>
        <table:table-row table:style-name="ro2">
          <table:table-cell table:style-name="ce20" table:number-columns-repeated="2"/>
          <table:table-cell table:style-name="ce9"/>
          <table:table-cell>
            <draw:control draw:z-index="8" draw:name="Controle 5" draw:style-name="gr2" draw:text-style-name="P2" svg:width="3.208cm" svg:height="0.365cm" svg:x="0.013cm" svg:y="0.005cm" draw:control="control5"/>
          </table:table-cell>
          <table:table-cell table:number-columns-repeated="3"/>
        </table:table-row>
        <table:table-row table:style-name="ro2">
          <table:table-cell table:style-name="ce20" table:number-columns-repeated="2"/>
          <table:table-cell table:style-name="ce9"/>
          <table:table-cell>
            <draw:control draw:z-index="10" draw:name="Controle 6" draw:style-name="gr2" draw:text-style-name="P2" svg:width="3.208cm" svg:height="0.365cm" svg:x="0.013cm" svg:y="0.004cm" draw:control="control6"/>
          </table:table-cell>
          <table:table-cell table:number-columns-repeated="3"/>
        </table:table-row>
        <table:table-row table:style-name="ro2">
          <table:table-cell table:style-name="ce20" table:number-columns-repeated="2"/>
          <table:table-cell table:style-name="ce9"/>
          <table:table-cell>
            <draw:control draw:z-index="12" draw:name="Controle 7" draw:style-name="gr2" draw:text-style-name="P2" svg:width="3.208cm" svg:height="0.365cm" svg:x="0.013cm" svg:y="0.004cm" draw:control="control7"/>
          </table:table-cell>
          <table:table-cell table:number-columns-repeated="3"/>
        </table:table-row>
        <table:table-row table:style-name="ro2">
          <table:table-cell table:style-name="ce20" table:number-columns-repeated="2"/>
          <table:table-cell/>
          <table:table-cell>
            <draw:control draw:z-index="14" draw:name="Controle 8" draw:style-name="gr2" draw:text-style-name="P2" svg:width="3.208cm" svg:height="0.365cm" svg:x="0.013cm" svg:y="0.003cm" draw:control="control8"/>
          </table:table-cell>
          <table:table-cell table:number-columns-repeated="3"/>
        </table:table-row>
        <table:table-row table:style-name="ro2">
          <table:table-cell table:style-name="ce20" table:number-columns-repeated="2"/>
          <table:table-cell table:style-name="ce9"/>
          <table:table-cell>
            <draw:control draw:z-index="16" draw:name="Controle 9" draw:style-name="gr2" draw:text-style-name="P2" svg:width="3.208cm" svg:height="0.365cm" svg:x="0.013cm" svg:y="0.003cm" draw:control="control9"/>
          </table:table-cell>
          <table:table-cell table:number-columns-repeated="3"/>
        </table:table-row>
        <table:table-row table:style-name="ro2">
          <table:table-cell table:style-name="ce20" table:number-columns-repeated="2"/>
          <table:table-cell/>
          <table:table-cell>
            <draw:control draw:z-index="18" draw:name="Controle 10" draw:style-name="gr2" draw:text-style-name="P2" svg:width="3.208cm" svg:height="0.365cm" svg:x="0.013cm" svg:y="0.002cm" draw:control="control10"/>
          </table:table-cell>
          <table:table-cell table:number-columns-repeated="3"/>
        </table:table-row>
        <table:table-row table:style-name="ro2">
          <table:table-cell table:style-name="ce20" table:number-columns-repeated="2"/>
          <table:table-cell/>
          <table:table-cell>
            <draw:control draw:z-index="20" draw:name="Controle 11" draw:style-name="gr2" draw:text-style-name="P2" svg:width="3.208cm" svg:height="0.365cm" svg:x="0.013cm" svg:y="0.001cm" draw:control="control11"/>
          </table:table-cell>
          <table:table-cell table:number-columns-repeated="3"/>
        </table:table-row>
        <table:table-row table:style-name="ro2">
          <table:table-cell table:style-name="ce20" table:number-columns-repeated="2"/>
          <table:table-cell/>
          <table:table-cell>
            <draw:control draw:z-index="22" draw:name="Controle 12" draw:style-name="gr2" draw:text-style-name="P2" svg:width="3.208cm" svg:height="0.365cm" svg:x="0.013cm" svg:y="0.001cm" draw:control="control12"/>
          </table:table-cell>
          <table:table-cell table:number-columns-repeated="3"/>
        </table:table-row>
        <table:table-row table:style-name="ro2">
          <table:table-cell table:number-columns-repeated="3"/>
          <table:table-cell>
            <draw:control draw:z-index="23" draw:name="Controle 14" draw:style-name="gr2" draw:text-style-name="P2" svg:width="3.208cm" svg:height="0.365cm" svg:x="0.013cm" svg:y="0cm" draw:control="control14"/>
          </table:table-cell>
          <table:table-cell table:number-columns-repeated="3"/>
        </table:table-row>
        <table:table-row table:style-name="ro2">
          <table:table-cell table:number-columns-repeated="3"/>
          <table:table-cell>
            <draw:control draw:z-index="24" draw:name="Controle 13" draw:style-name="gr2" draw:text-style-name="P2" svg:width="3.208cm" svg:height="0.365cm" svg:x="0.013cm" svg:y="0cm" draw:control="control13"/>
          </table:table-cell>
          <table:table-cell table:number-columns-repeated="3"/>
        </table:table-row>
        <table:table-row table:style-name="ro2">
          <table:table-cell table:number-columns-repeated="3"/>
          <table:table-cell>
            <draw:control draw:z-index="21" draw:name="Controle 15" draw:style-name="gr2" draw:text-style-name="P2" svg:width="3.208cm" svg:height="0.365cm" svg:x="0.013cm" svg:y="-0.001cm" draw:control="control15"/>
          </table:table-cell>
          <table:table-cell table:number-columns-repeated="3"/>
        </table:table-row>
        <table:table-row table:style-name="ro2">
          <table:table-cell table:number-columns-repeated="3"/>
          <table:table-cell>
            <draw:control draw:z-index="19" draw:name="Controle 16" draw:style-name="gr2" draw:text-style-name="P2" svg:width="3.208cm" svg:height="0.365cm" svg:x="0.013cm" svg:y="-0.001cm" draw:control="control16"/>
          </table:table-cell>
          <table:table-cell table:number-columns-repeated="3"/>
        </table:table-row>
        <table:table-row table:style-name="ro2">
          <table:table-cell table:number-columns-repeated="3"/>
          <table:table-cell>
            <draw:control draw:z-index="13" draw:name="Controle 19" draw:style-name="gr2" draw:text-style-name="P2" svg:width="3.208cm" svg:height="0.365cm" svg:x="0.013cm" svg:y="0.448cm" draw:control="control19"/>
            <draw:control draw:z-index="17" draw:name="Controle 17" draw:style-name="gr2" draw:text-style-name="P2" svg:width="3.208cm" svg:height="0.365cm" svg:x="0.013cm" svg:y="-0.002cm" draw:control="control17"/>
          </table:table-cell>
          <table:table-cell table:number-columns-repeated="3"/>
        </table:table-row>
        <table:table-row table:style-name="ro2">
          <table:table-cell table:number-columns-repeated="3"/>
          <table:table-cell>
            <draw:control draw:z-index="15" draw:name="Controle 18" draw:style-name="gr2" draw:text-style-name="P2" svg:width="3.208cm" svg:height="0.365cm" svg:x="0.013cm" svg:y="0.448cm" draw:control="control18"/>
          </table:table-cell>
          <table:table-cell table:number-columns-repeated="3"/>
        </table:table-row>
        <table:table-row table:style-name="ro2">
          <table:table-cell table:number-columns-repeated="3"/>
          <table:table-cell>
            <draw:control draw:z-index="9" draw:name="Controle 21" draw:style-name="gr2" draw:text-style-name="P2" svg:width="3.208cm" svg:height="0.365cm" svg:x="0.013cm" svg:y="0.447cm" draw:control="control21"/>
          </table:table-cell>
          <table:table-cell table:number-columns-repeated="3"/>
        </table:table-row>
        <table:table-row table:style-name="ro2">
          <table:table-cell table:number-columns-repeated="3"/>
          <table:table-cell>
            <draw:control draw:z-index="11" draw:name="Controle 20" draw:style-name="gr2" draw:text-style-name="P2" svg:width="3.208cm" svg:height="0.365cm" svg:x="0.013cm" svg:y="0.446cm" draw:control="control20"/>
          </table:table-cell>
          <table:table-cell table:number-columns-repeated="3"/>
        </table:table-row>
        <table:table-row table:style-name="ro2">
          <table:table-cell table:number-columns-repeated="3"/>
          <table:table-cell>
            <draw:control draw:z-index="7" draw:name="Controle 22" draw:style-name="gr2" draw:text-style-name="P2" svg:width="3.208cm" svg:height="0.365cm" svg:x="0.013cm" svg:y="0.446cm" draw:control="control22"/>
          </table:table-cell>
          <table:table-cell table:number-columns-repeated="3"/>
        </table:table-row>
        <table:table-row table:style-name="ro2">
          <table:table-cell table:number-columns-repeated="3"/>
          <table:table-cell>
            <draw:control draw:z-index="5" draw:name="Controle 23" draw:style-name="gr2" draw:text-style-name="P2" svg:width="3.208cm" svg:height="0.365cm" svg:x="0.013cm" svg:y="0.445cm" draw:control="control23"/>
          </table:table-cell>
          <table:table-cell table:number-columns-repeated="3"/>
        </table:table-row>
        <table:table-row table:style-name="ro2">
          <table:table-cell table:number-columns-repeated="3"/>
          <table:table-cell>
            <draw:control draw:z-index="3" draw:name="Controle 24" draw:style-name="gr2" draw:text-style-name="P2" svg:width="3.208cm" svg:height="0.365cm" svg:x="0.013cm" svg:y="0.445cm" draw:control="control24"/>
          </table:table-cell>
          <table:table-cell table:number-columns-repeated="3"/>
        </table:table-row>
        <table:table-row table:style-name="ro2" table:number-rows-repeated="104854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latorio" table:style-name="ta1">
        <table:table-column table:style-name="co5" table:number-columns-repeated="2" table:default-cell-style-name="Default"/>
        <table:table-column table:style-name="co6" table:default-cell-style-name="ce27"/>
        <table:table-row table:style-name="ro6">
          <table:table-cell office:value-type="string" calcext:value-type="string">
            <text:p>Código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ÚLTIMA ATUALIZAÇÃO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23:29:24.167420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2T21:10:39.555413000</meta:creation-date>
    <dc:date>2025-08-22T23:49:22.626139800</dc:date>
    <meta:editing-duration>PT59M54S</meta:editing-duration>
    <meta:editing-cycles>34</meta:editing-cycles>
    <meta:generator>LibreOffice/25.2.5.2$Windows_X86_64 LibreOffice_project/03d19516eb2e1dd5d4ccd751a0d6f35f35e08022</meta:generator>
    <meta:document-statistic meta:table-count="2" meta:cell-count="21" meta:object-count="2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CaixaVerde
    Dim planilha As Object
    Dim caixa As Object
    
    planilha = ThisComponent.Sheets(0)
    
    ' Obter a primeira caixa de seleção da planilha
    On Error Resume Next
    caixa = planilha.getDrawPage().getByIndex(0)
    
    If Err &lt;&gt; 0 Then
        Exit Sub
    End If
    
    ' Verificar se está marcada e mudar para VERDE
    If caixa.getPropertyValue("DefaultState") = True Then
        caixa.setPropertyValue("TextColor", RGB(0, 150, 0))    ' Verde
        caixa.setPropertyValue("BackgroundColor", RGB(230, 255, 230)) ' Verde claro
        caixa.setPropertyValue("FontWeight", 150)              ' Negrito
    Else
        caixa.setPropertyValue("TextColor", RGB(0, 0, 0))      ' Preto
        caixa.setPropertyValue("BackgroundColor", RGB(255, 255, 255)) ' Branco
        caixa.setPropertyValue("FontWeight", 100)              ' Normal
    End If
End Sub
</script:module>
</file>

<file path=Basic/Standard/codigo.xml><?xml version="1.0" encoding="utf-8"?>
<!DOCTYPE module  PUBLIC '-//OpenOffice.org//DTD OfficeDocument 1.0//EN'  'module.dtd'>
<script:module xmlns:script="http://openoffice.org/2000/script" script:name="codigo" script:language="StarBasic" script:moduleType="normal">Sub AdicionarComSoma
    Dim planilha As Object
    Dim cel As Object
    Dim codigo As String, qtdText As String
    Dim i As Integer, novaQuantidade As Double
    Dim codigoEncontrado As Boolean
    
    planilha = ThisComponent.Sheets(0)
    
    ' LER VALORES
    codigo = Trim(planilha.getCellRangeByName("A4").String)
    qtdText = Trim(planilha.getCellRangeByName("B4").String)
    
    ' VALIDAR
    If codigo = "" Or qtdText = "" Then
        MsgBox("Preencha código e quantidade!")
        Exit Sub
    End If
    
    ' CONVERTER QUANTIDADE
    On Local Error GoTo Erro
    novaQuantidade = CDbl(qtdText)
    
    ' PROCURAR CÓDIGO EXISTENTE
    codigoEncontrado = False
    i = 10
    
    Do While i &lt;= 200
        cel = planilha.getCellByPosition(0, i)
        
        If cel.String = "" Then
            ' CÉLULA VAZIA - ADICIONAR NOVO
            planilha.getCellByPosition(0, i).String = codigo
            planilha.getCellByPosition(1, i).String = CStr(novaQuantidade)
            planilha.getCellByPosition(2, i).String = Now()
            Exit Do
        ElseIf cel.String = codigo Then
            ' CÓDIGO ENCONTRADO - SOMAR
            Dim qtdAtual As Double
            qtdAtual = CDbl(planilha.getCellByPosition(1, i).String)
            planilha.getCellByPosition(1, i).String = CStr(qtdAtual + novaQuantidade)
            planilha.getCellByPosition(2, i).String = Now()
            codigoEncontrado = True
            Exit Do
        End If
        
        i = i + 1
    Loop
    
    ' LIMPAR CAMPOS
    planilha.getCellRangeByName("A4").String = ""
    planilha.getCellRangeByName("B4").String = ""
    
    If codigoEncontrado Then
        MsgBox("Quantidade somada ao código " &amp; codigo)
    Else
        MsgBox("Novo código adicionado: " &amp; codigo)
    End If
    
    Exit Sub
    
Erro:
    MsgBox("Erro: Verifique se a quantidade é um número válido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codig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